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style="italic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1cm" svg:y="0.75cm">
          <draw:text-box>
            <text:p><text:span text:style-name="T1">R </text:span><text:span text:style-name="T2">[n]</text:span></text:p>
          </draw:text-box>
        </draw:frame>
        <draw:frame draw:style-name="gr1" draw:text-style-name="P2" draw:layer="layout" svg:width="1cm" svg:height="1.65cm" svg:x="15.9cm" svg:y="8.85cm">
          <draw:text-box>
            <text:p><text:span text:style-name="T2">n</text:span></text:p>
          </draw:text-box>
        </draw:frame>
        <draw:frame draw:style-name="gr2" draw:text-style-name="P3" draw:layer="layout" svg:width="14.784cm" svg:height="8.295cm" svg:x="1.016cm" svg:y="2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3T13:46:06.750165247</dc:date>
    <meta:editing-duration>PT21M</meta:editing-duration>
    <meta:editing-cycles>2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85cm" svg:height="8.296cm" xlink:href="." xlink:type="simple" chart:class="chart:scatter" chart:style-name="ch1">
        <chart:plot-area chart:style-name="ch2" chart:data-source-has-labels="both" svg:x="0.295cm" svg:y="0.165cm" svg:width="14.195cm" svg:height="7.966cm">
          <chartooo:coordinate-region svg:x="0.916cm" svg:y="0.365cm" svg:width="13.574cm" svg:height="7.119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.089271">
                <text:p>13.089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058055">
                <text:p>4.058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829314">
                <text:p>3.829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769203">
                <text:p>3.769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63963">
                <text:p>4.063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850908">
                <text:p>3.850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987817">
                <text:p>3.987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834278">
                <text:p>3.834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89423">
                <text:p>3.789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978052">
                <text:p>3.97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894662">
                <text:p>3.894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892846">
                <text:p>3.89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012952">
                <text:p>4.012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884182">
                <text:p>3.884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84716">
                <text:p>3.84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884121">
                <text:p>3.884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918428">
                <text:p>3.9184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793717">
                <text:p>3.793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916876">
                <text:p>3.916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954236">
                <text:p>3.954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